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0" style:family="paragraph" style:parent-style-name="Text_20_body" style:list-style-name="L15">
      <style:paragraph-properties fo:line-height="150%"/>
      <style:text-properties style:font-name="Arial" style:font-name-asian="Arial"/>
    </style:style>
    <style:style style:name="P1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3">---------------------------------------------------------------------------</text:p>
      <text:p text:style-name="P7">res free# JVEMV6 37#12.3_1 / 44. currency / 12. programming / 3. fx-log-file / <text:s/>20191224_144556</text:p>
      <text:p text:style-name="P7"/>
      <text:p text:style-name="P3">[do] <text:span text:style-name="T1">#_ </text:span></text:p>
      <text:list xml:id="list819071496686709681" text:style-name="L1">
        <text:list-item>
          <text:p text:style-name="P13">REVIEW</text:p>
        </text:list-item>
        <text:list-item>
          <text:p text:style-name="P13">TASK-1</text:p>
          <text:list>
            <text:list-item>
              <text:p text:style-name="P13">T-1.1</text:p>
              <text:list>
                <text:list-item>
                  <text:p text:style-name="P13"><text:span text:style-name="T1">#_ </text:span>new eclipse task</text:p>
                </text:list-item>
                <text:list-item>
                  <text:p text:style-name="P13">eclipse → refresh projects</text:p>
                </text:list-item>
                <text:list-item>
                  <text:p text:style-name="P13">copy → jvemv6_37_12_1_guitar-memo.py // C:\WORKS_2\WS\WS_Others.Art\JVEMV6\46_art\11_guitar\</text:p>
                </text:list-item>
                <text:list-item>
                  <text:p text:style-name="P13">rename file : jvemv6_37_12_3_fx-log-file.py</text:p>
                </text:list-item>
              </text:list>
            </text:list-item>
            <text:list-item>
              <text:p text:style-name="P13">T-1.2 : edit file : jvemv6_37_12_3_fx-log-file.py</text:p>
              <text:list>
                <text:list-item>
                  <text:p text:style-name="P13">CODE</text:p>
                </text:list-item>
                <text:list-item>
                  <text:p text:style-name="P13">==&gt; OK</text:p>
                </text:list-item>
              </text:list>
            </text:list-item>
            <text:list-item>
              <text:p text:style-name="P13">T-1.3 : new FUNC : _tester_BuyUps_SellLows__BUSL_3__Set_Conf</text:p>
              <text:list>
                <text:list-item>
                  <text:p text:style-name="P13">labels</text:p>
                  <text:list>
                    <text:list-item>
                      <text:p text:style-name="P13">#_20191224_163909:head</text:p>
                    </text:list-item>
                    <text:list-item>
                      <text:p text:style-name="P13">#_20191224_163927:caller</text:p>
                    </text:list-item>
                    <text:list-item>
                      <text:p text:style-name="P13">#_20191224_163935:wl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5682606467689267026" text:style-name="L16">
        <text:list-item>
          <text:p text:style-name="P16">TASK</text:p>
          <text:list>
            <text:list-item>
              <text:p text:style-name="P16">new FUNC : “get_ListOf_Ticket_Nums(dpath_File_Log, fname_File_Log)”</text:p>
            </text:list-item>
            <text:list-item>
              <text:p text:style-name="P16">#_20191224_163832:next</text:p>
            </text:list-item>
          </text:list>
        </text:list-item>
      </text:list>
      <text:p text:style-name="P3"><text:soft-page-break/>[further]</text:p>
      <text:list xml:id="list9057625521296428040" text:style-name="L17">
        <text:list-item>
          <text:p text:style-name="P17"/>
        </text:list-item>
      </text:list>
      <text:p text:style-name="P9"><text:line-break/><text:span text:style-name="T2">[/ 20191224_164142]</text:span></text:p>
      <text:p text:style-name="P9"/>
      <text:p text:style-name="P22">@@@</text:p>
      <text:p text:style-name="P3"><text:span text:style-name="T3">1</text:span>---------------------------------------------------------------------------</text:p>
      <text:p text:style-name="P7">res free# JVEMV6 37#12.3_2 / 44. currency / 12. programming / 3. fx-log-file / <text:s/>XXXX</text:p>
      <text:p text:style-name="P7"/>
      <text:p text:style-name="P3">[do] <text:span text:style-name="T1">#_ </text:span></text:p>
      <text:list xml:id="list36652386" text:continue-list="list819071496686709681" text:style-name="L1">
        <text:list-item>
          <text:p text:style-name="P13">REVIEW</text:p>
        </text:list-item>
        <text:list-item>
          <text:p text:style-name="P13">TASK-1</text:p>
        </text:list-item>
      </text:list>
      <text:p text:style-name="P3"/>
      <text:p text:style-name="P3">[next]</text:p>
      <text:list xml:id="list3546254880182393310" text:style-name="L18">
        <text:list-item>
          <text:p text:style-name="P18">TASK</text:p>
        </text:list-item>
      </text:list>
      <text:p text:style-name="P3">[further]</text:p>
      <text:list xml:id="list9146300866875497589" text:style-name="L19">
        <text:list-item>
          <text:p text:style-name="P19"/>
        </text:list-item>
      </text:list>
      <text:p text:style-name="P9"><text:line-break/><text:span text:style-name="T2">[/ XXX]</text:span></text:p>
      <text:p text:style-name="P9"/>
      <text:p text:style-name="P9"/>
      <text:p text:style-name="P4"/>
      <text:p text:style-name="P2">------------------------------------------------ [TEMPLATE] 20191224_144528</text:p>
      <text:p text:style-name="P3">---------------------------------------------------------------------------</text:p>
      <text:p text:style-name="P7">res free# JVEMV6 37#12.3_XX / 44. currency / 12. programming / 3. fx-log-file / <text:s/>XXXX</text:p>
      <text:p text:style-name="P7"/>
      <text:p text:style-name="P3"><text:soft-page-break/>[do] <text:span text:style-name="T1">#_ </text:span></text:p>
      <text:list xml:id="list36630574" text:continue-list="list36652386" text:style-name="L1">
        <text:list-item>
          <text:p text:style-name="P13">REVIEW</text:p>
        </text:list-item>
        <text:list-item>
          <text:p text:style-name="P13">TASK-1</text:p>
        </text:list-item>
      </text:list>
      <text:p text:style-name="P3"/>
      <text:p text:style-name="P3">[next]</text:p>
      <text:list xml:id="list2633912491385274802" text:style-name="L12">
        <text:list-item>
          <text:p text:style-name="P14">TASK</text:p>
        </text:list-item>
      </text:list>
      <text:p text:style-name="P3">[further]</text:p>
      <text:list xml:id="list4609778493595024725" text:style-name="L13">
        <text:list-item>
          <text:p text:style-name="P15"/>
        </text:list-item>
      </text:list>
      <text:p text:style-name="P9"><text:line-break/><text:span text:style-name="T2">[/ XXX]</text:span></text:p>
      <text:p text:style-name="P9"/>
      <text:p text:style-name="P9"/>
      <text:p text:style-name="P9"/>
      <text:p text:style-name="P2">/ ------------------------------------------------ [TEMPLATE] 20191224_144528 /</text:p>
      <text:p text:style-name="P2"/>
      <text:p text:style-name="P6">------------------------------------------------------- [STEPS : start] 20191224_114459</text:p>
      <text:list xml:id="list8958413618183124130" text:style-name="L14">
        <text:list-item>
          <text:p text:style-name="P20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6646674" text:continue-numbering="true" text:style-name="L14">
        <text:list-item>
          <text:p text:style-name="P20"/>
        </text:list-item>
      </text:list>
      <text:p text:style-name="P6">/ ------------------------------------------------------- [STEPS : start] 20191224_114459 /</text:p>
      <text:p text:style-name="P2"/>
      <text:p text:style-name="P5">------------------------------------------------------- [STEPS : closing] 20191220_142139</text:p>
      <text:list xml:id="list2796771659597622049" text:style-name="L15">
        <text:list-item>
          <text:p text:style-name="P10">git</text:p>
          <text:list>
            <text:list-item>
              <text:p text:style-name="P10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ext:soft-page-break/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6655617" text:continue-numbering="true" text:style-name="L15">
        <text:list-item>
          <text:list>
            <text:list-item>
              <text:p text:style-name="P10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c &amp;&amp; e &amp;&amp; p &amp;&amp; r oj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>C:\WORKS_2\a &amp;&amp; r c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>C:\WORKS_2\a &amp;&amp; r oj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8">C:\WORKS_2\WS\WS_Others.JVEMV6\JVEMV6\37_miscs\12_programming\2_news-articles\end_apps.bat</text:p>
          </table:table-cell>
        </table:table-row>
        <table:table-row>
          <table:table-cell table:style-name="表10.A2" office:value-type="string">
            <text:p text:style-name="P8"/>
          </table:table-cell>
        </table:table-row>
      </table:table>
      <text:list xml:id="list36647461" text:continue-numbering="true" text:style-name="L15">
        <text:list-item>
          <text:p text:style-name="P10">move “<text:span text:style-name="T4">@@@</text:span>”</text:p>
        </text:list-item>
        <text:list-item>
          <text:p text:style-name="P21">DUP : template</text:p>
        </text:list-item>
      </text:list>
      <text:p text:style-name="P2"/>
      <text:p text:style-name="P2">/ <text:span text:style-name="T5">------------------------------------------------------- [STEPS : closing] 20191220_142139 /</text:span></text:p>
      <text:p text:style-name="P22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19-12-24T16:43:46.59</dc:date>
    <dc:creator>iwabuchi ken</dc:creator>
    <meta:editing-duration>PT6H50M2S</meta:editing-duration>
    <meta:editing-cycles>22</meta:editing-cycles>
    <meta:generator>OpenOffice/4.1.3$Win32 OpenOffice.org_project/413m1$Build-9783</meta:generator>
    <meta:document-statistic meta:table-count="3" meta:image-count="0" meta:object-count="0" meta:page-count="4" meta:paragraph-count="62" meta:word-count="233" meta:character-count="2004"/>
  </office:meta>
</office:document-meta>
</file>